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ahoma" svg:font-family="Tahoma" style:font-pitch="variable"/>
    <style:font-face style:name="Arial" svg:font-family="Arial" style:font-family-generic="roman" style:font-pitch="variable"/>
  </office:font-face-decls>
  <office:automatic-styles>
    <style:style style:name="P2" style:family="paragraph" style:parent-style-name="Default_20_Text">
      <style:paragraph-properties fo:text-align="center" style:justify-single-word="false" style:writing-mode="lr-tb"/>
      <style:text-properties style:text-underline-style="solid" style:text-underline-type="single" style:text-underline-width="auto" style:text-underline-color="font-color" fo:font-weight="bold" style:font-weight-asian="bold" style:font-weight-complex="bold" style:font-relief="engraved"/>
    </style:style>
    <style:style style:name="P3" style:family="paragraph" style:parent-style-name="Default_20_Text">
      <style:paragraph-properties fo:text-align="start" style:justify-single-word="false" style:writing-mode="lr-tb"/>
      <style:text-properties style:text-underline-style="none" style:text-underline-type="none" style:text-underline-width="none" fo:font-weight="normal" style:font-weight-asian="normal" style:font-weight-complex="normal" style:font-relief="engraved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TF m8? (A self-addressed question)</text:p>
      <text:p text:style-name="P3"/>
      <text:p text:style-name="P3"><text:tab/>She tried to dance with me... why? Why wasn't I able to co-operate on such a <text:span text:style-name="T4">girly-matter</text:span> type of <text:span text:style-name="T4">behaviour...</text:span>? I think the answer was embedded into the question already. By now it's already too late to think of the <text:span text:style-name="T4">repercussions</text:span> (if such even exist, supposedly). She must feel as indifferent to me by now as always, maybe I'm simply imperceptible to change my ways as hard as I might try to understand the ways of her kind. It's not her, it's me, it always was the case, chance for redemption <text:span text:style-name="T4">negligible</text:span> (at best) (supposedly) (<text:span text:style-name="T4">vis-a-vis</text:span>) (ergo) (<text:span text:style-name="T4">concordantly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ahoma" svg:font-family="Tahoma" style:font-pitch="variable"/>
    <style:font-face style:name="Arial" svg:font-family="Arial" style:font-family-generic="roman" style:font-pitch="variable"/>
  </office:font-face-decls>
  <office:styles>
    <style:default-style style:family="graphic">
      <style:graphic-properties draw:start-line-spacing-horizontal="0.283cm" draw:start-line-spacing-vertical="0.283cm" draw:end-line-spacing-horizontal="0.283cm" draw:end-line-spacing-vertical="0.283cm"/>
      <style:paragraph-properties fo:text-align="end" style:text-autospace="ideograph-alpha" style:line-break="strict" style:writing-mode="rl-tb">
        <style:tab-stops/>
      </style:paragraph-properties>
      <style:text-properties style:use-window-font-color="true" style:font-name="Arial" fo:font-size="12pt" fo:language="en" fo:country="US" style:font-name-asian="Tahoma" style:font-size-asian="12pt" style:language-asian="none" style:country-asian="none" style:font-name-complex="Tahoma" style:font-size-complex="12pt" style:language-complex="he" style:country-complex="IL"/>
    </style:default-style>
    <style:default-style style:family="paragraph">
      <style:paragraph-properties fo:text-align="end" style:justify-single-word="false" fo:hyphenation-remain-char-count="2" fo:hyphenation-push-char-count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Tahoma" style:font-size-asian="12pt" style:language-asian="none" style:country-asian="none" style:font-name-complex="Tahoma" style:font-size-complex="12pt" style:language-complex="he" style:country-complex="IL" fo:hyphenate="false"/>
    </style:default-style>
    <style:style style:name="Default_20_Text" style:display-name="Default Text" style:family="paragraph" style:class="text">
      <style:paragraph-properties fo:text-align="end" style:justify-single-word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="Arial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Arial1"/>
    </style:style>
    <style:style style:name="Default_20_Text" style:display-name="Default Text" style:family="paragraph" style:class="text">
      <style:paragraph-properties fo:text-align="end" style:justify-single-word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DaVe</meta:initial-creator>
    <meta:creation-date>2009-11-19T00:48:30</meta:creation-date>
    <dc:creator>DaVe</dc:creator>
    <dc:date>2009-11-19T01:55:26</dc:date>
    <meta:printed-by>DaVe</meta:printed-by>
    <meta:print-date>2009-11-19T01:02:09</meta:print-date>
    <dc:language>en-US</dc:language>
    <meta:editing-cycles>4</meta:editing-cycles>
    <meta:editing-duration>PT1H6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03" meta:character-count="598"/>
  </office:meta>
</office:document-meta>
</file>